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_34_15924862"/>
    <style:style style:name="P10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Imprimir Factur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l Metre imprime la factura solicitada por el cliente después de seleccionarla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>Es extendido por el caso de uso (Modificar cola de facturas)</text:p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41410293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41407081" text:style-name="L2">
              <text:list-item>
                <text:p text:style-name="P3">Se imprime la factura y se cambia el estado de la factura a imprimi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41405139" text:style-name="L3">
              <text:list-item>
                <text:p text:style-name="P4">El caso de uso comienza cuando el usuario quiere imprimir una factura.</text:p>
              </text:list-item>
              <text:list-item>
                <text:p text:style-name="P4">El usuario selecciona la factura que quiere imprimir.</text:p>
              </text:list-item>
              <text:list-item>
                <text:p text:style-name="P4">El usuario confirma la operación de imprimir la factura.</text:p>
              </text:list-item>
              <text:list-item>
                <text:p text:style-name="P4">El sistema imprime la factur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 <text:s text:c="2"/>El usuario anula la operación.</text:p>
            <text:p text:style-name="Table_20_Contents"><text:s text:c="7"/>4 <text:s text:c="2"/>Se sale d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>La factura imprimida debe contener todo lo que se ha pedido en la mesa correspondiente aunque sean de pedidos distintos.</text:p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Este caso de uso se debe llamar antes del caso de uso (cobrar factura)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obrar factura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l Metre cambia el estado de la factura a pagada cuando el cliente la pague.</text:p>
          </table:table-cell>
        </table:table-row>
        <table:table-row>
          <table:table-cell table:style-name="Tabla1.A2" office:value-type="string">
            <text:p text:style-name="P1">Dependencias:</text:p>
          </table:table-cell>
          <table:table-cell table:style-name="Tabla1.B2" office:value-type="string">
            <text:p text:style-name="Table_20_Contents">Es extendido por el caso de uso (Modificar cola de facturas)</text:p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Metre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41696329" text:continue-list="list41410293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41411900" text:style-name="L4">
              <text:list-item>
                <text:p text:style-name="P5">Se quita la factura de la lista y se cambia su estado a pagad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41413902" text:style-name="L5">
              <text:list-item>
                <text:p text:style-name="P6">El caso de uso comienza cuando el usuario quiere cobrar una factura.</text:p>
              </text:list-item>
              <text:list-item>
                <text:p text:style-name="P6">El usuario selecciona la factura correspondiente.</text:p>
              </text:list-item>
              <text:list-item>
                <text:p text:style-name="P6">El usuario confirma el pago.</text:p>
              </text:list-item>
              <text:list-item>
                <text:p text:style-name="P6">El sistema actualiza el estado de la factura y la lista de facturas pendientes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7"/>3 <text:s text:c="2"/>El usuario no confirma el pago.</text:p>
            <text:p text:style-name="Table_20_Contents"><text:s text:c="7"/>4 <text:s text:c="2"/>El sistema no actualiza nada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ext:soft-page-break/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>Este caso de uso se debe llamar después del caso de uso (imprimir factura)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Modificar cola de facturas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l Metre visualiza las facturas pendientes y puede o bien imprimir facturas o bien cobrar facturas.</text:p>
          </table:table-cell>
        </table:table-row>
        <table:table-row>
          <table:table-cell table:style-name="Tabla2.A2" office:value-type="string">
            <text:p text:style-name="P1">Dependencias:</text:p>
          </table:table-cell>
          <table:table-cell table:style-name="Tabla2.B2" office:value-type="string">
            <text:p text:style-name="Table_20_Contents">Extiende al caso de uso “Imprimir Factura” y “Cobrar Factura”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41696135" text:continue-list="list41696329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41484345" text:style-name="L6">
              <text:list-header>
                <text:p text:style-name="P7"/>
              </text:list-header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41489985" text:style-name="L7">
              <text:list-item>
                <text:p text:style-name="P8">El caso de uso comienza cuando el usuario quiere modificar la cola de facturas</text:p>
              </text:list-item>
              <text:list-item>
                <text:p text:style-name="P8">El usuario selecciona imprimir una factura.</text:p>
                <text:list>
                  <text:list-item>
                    <text:p text:style-name="P8">Se llama al caso de uso “imprimir factura”.</text:p>
                  </text:list-item>
                </text:list>
              </text:list-item>
              <text:list-item>
                <text:p text:style-name="P8">El usuario selecciona cobrar una factura:</text:p>
                <text:list>
                  <text:list-item>
                    <text:p text:style-name="P8">se llama al caso de uso “cobrar factura”.</text:p>
                  </text:list-item>
                </text:list>
                <text:p text:style-name="P8"/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s text:c="7"/>2 <text:s text:c="2"/>El usuario no quiere hacer nada y sale d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>Este caso extiende a dos casos pero son obligatorios de realizar tanto la impresión de facturas como el cobro de facturas. Siempre se imprime la factura antes de cobrarl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21:12:48.94</meta:creation-date>
    <meta:generator>OpenOffice.org/3.2$Win32 OpenOffice.org_project/320m12$Build-9483</meta:generator>
    <meta:editing-duration>PT00H43M31S</meta:editing-duration>
    <meta:editing-cycles>6</meta:editing-cycles>
    <dc:date>2010-04-10T21:57:49.88</dc:date>
    <meta:document-statistic meta:table-count="3" meta:image-count="0" meta:object-count="0" meta:page-count="2" meta:paragraph-count="66" meta:word-count="413" meta:character-count="2505"/>
  </office:meta>
</office:document-meta>
</file>